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ompare_by_nod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mean base 8</text:p>
          </table:table-cell>
          <table:table-cell office:value-type="string" calcext:value-type="string">
            <text:p>mean base 32</text:p>
          </table:table-cell>
          <table:table-cell office:value-type="string" calcext:value-type="string">
            <text:p>mean base 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0.407468688772435" calcext:value-type="float">
            <text:p>0.407468688772435</text:p>
          </table:table-cell>
          <table:table-cell office:value-type="float" office:value="0.569413266454159" calcext:value-type="float">
            <text:p>0.569413266454159</text:p>
          </table:table-cell>
          <table:table-cell office:value-type="float" office:value="0.524912140437831" calcext:value-type="float">
            <text:p>0.5249121404378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float" office:value="0.498851439247145" calcext:value-type="float">
            <text:p>0.498851439247145</text:p>
          </table:table-cell>
          <table:table-cell office:value-type="float" office:value="0.537716500870886" calcext:value-type="float">
            <text:p>0.537716500870886</text:p>
          </table:table-cell>
          <table:table-cell office:value-type="float" office:value="0.536843077595869" calcext:value-type="float">
            <text:p>0.5368430775958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A</text:p>
          </table:table-cell>
          <table:table-cell office:value-type="float" office:value="0.483097729216986" calcext:value-type="float">
            <text:p>0.483097729216986</text:p>
          </table:table-cell>
          <table:table-cell office:value-type="float" office:value="0.546214996290398" calcext:value-type="float">
            <text:p>0.546214996290398</text:p>
          </table:table-cell>
          <table:table-cell office:value-type="float" office:value="0.539440968461976" calcext:value-type="float">
            <text:p>0.5394409684619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office:value-type="float" office:value="0.642283524572244" calcext:value-type="float">
            <text:p>0.642283524572244</text:p>
          </table:table-cell>
          <table:table-cell office:value-type="float" office:value="0.644807808937405" calcext:value-type="float">
            <text:p>0.644807808937405</text:p>
          </table:table-cell>
          <table:table-cell office:value-type="float" office:value="0.663060499689501" calcext:value-type="float">
            <text:p>0.6630604996895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0.652782741965795" calcext:value-type="float">
            <text:p>0.652782741965795</text:p>
          </table:table-cell>
          <table:table-cell office:value-type="float" office:value="0.66448657017167" calcext:value-type="float">
            <text:p>0.66448657017167</text:p>
          </table:table-cell>
          <table:table-cell office:value-type="float" office:value="0.665073430397603" calcext:value-type="float">
            <text:p>0.6650734303976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float" office:value="0.629508570782871" calcext:value-type="float">
            <text:p>0.629508570782871</text:p>
          </table:table-cell>
          <table:table-cell office:value-type="float" office:value="0.651306629535029" calcext:value-type="float">
            <text:p>0.651306629535029</text:p>
          </table:table-cell>
          <table:table-cell office:value-type="float" office:value="0.646952494377815" calcext:value-type="float">
            <text:p>0.6469524943778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0.784327067867213" calcext:value-type="float">
            <text:p>0.784327067867213</text:p>
          </table:table-cell>
          <table:table-cell office:value-type="float" office:value="0.797870369877381" calcext:value-type="float">
            <text:p>0.797870369877381</text:p>
          </table:table-cell>
          <table:table-cell office:value-type="float" office:value="0.790980597691912" calcext:value-type="float">
            <text:p>0.7909805976919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0.796373621730845" calcext:value-type="float">
            <text:p>0.796373621730845</text:p>
          </table:table-cell>
          <table:table-cell office:value-type="float" office:value="0.802940008725373" calcext:value-type="float">
            <text:p>0.802940008725373</text:p>
          </table:table-cell>
          <table:table-cell office:value-type="float" office:value="0.801093938194949" calcext:value-type="float">
            <text:p>0.8010939381949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office:value-type="float" office:value="0.792993837425447" calcext:value-type="float">
            <text:p>0.792993837425447</text:p>
          </table:table-cell>
          <table:table-cell office:value-type="float" office:value="0.773626470952575" calcext:value-type="float">
            <text:p>0.773626470952575</text:p>
          </table:table-cell>
          <table:table-cell office:value-type="float" office:value="0.783770596808433" calcext:value-type="float">
            <text:p>0.7837705968084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style-name="ce1" office:value-type="float" office:value="0.804872424864439" calcext:value-type="float">
            <text:p>0.804872424864439</text:p>
          </table:table-cell>
          <table:table-cell table:style-name="ce1" office:value-type="float" office:value="0.803113878911458" calcext:value-type="float">
            <text:p>0.803113878911458</text:p>
          </table:table-cell>
          <table:table-cell office:value-type="float" office:value="0.79715631218282" calcext:value-type="float">
            <text:p>0.797156312182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style-name="ce1" office:value-type="float" office:value="0.798294787636188" calcext:value-type="float">
            <text:p>0.798294787636188</text:p>
          </table:table-cell>
          <table:table-cell table:style-name="ce1" office:value-type="float" office:value="0.809785065186671" calcext:value-type="float">
            <text:p>0.809785065186671</text:p>
          </table:table-cell>
          <table:table-cell table:style-name="ce3" office:value-type="float" office:value="0.808145194842021" calcext:value-type="float">
            <text:p>0.8081451948420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B</text:p>
          </table:table-cell>
          <table:table-cell table:style-name="ce3" office:value-type="float" office:value="0.798322392697799" calcext:value-type="float">
            <text:p>0.798322392697799</text:p>
          </table:table-cell>
          <table:table-cell table:style-name="ce3" office:value-type="float" office:value="0.800778139516998" calcext:value-type="float">
            <text:p>0.800778139516998</text:p>
          </table:table-cell>
          <table:table-cell table:style-name="ce3" office:value-type="float" office:value="0.803967707531642" calcext:value-type="float">
            <text:p>0.8039677075316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D</text:p>
          </table:table-cell>
          <table:table-cell office:value-type="float" office:value="0.758384373458231" calcext:value-type="float">
            <text:p>0.758384373458231</text:p>
          </table:table-cell>
          <table:table-cell office:value-type="float" office:value="0.787417600970071" calcext:value-type="float">
            <text:p>0.787417600970071</text:p>
          </table:table-cell>
          <table:table-cell office:value-type="float" office:value="0.775852957042743" calcext:value-type="float">
            <text:p>0.77585295704274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0.791251830575794" calcext:value-type="float">
            <text:p>0.791251830575794</text:p>
          </table:table-cell>
          <table:table-cell office:value-type="float" office:value="0.797262230750141" calcext:value-type="float">
            <text:p>0.797262230750141</text:p>
          </table:table-cell>
          <table:table-cell office:value-type="float" office:value="0.809295403674867" calcext:value-type="float">
            <text:p>0.8092954036748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 style:data-style-name="N2" text:time-value="17:47:46.7044706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0T17:48:40.874505354</dc:date>
    <meta:editing-duration>PT4M3S</meta:editing-duration>
    <meta:editing-cycles>2</meta:editing-cycles>
    <meta:generator>LibreOffice/6.0.7.3$Linux_X86_64 LibreOffice_project/00m0$Build-3</meta:generator>
    <meta:document-statistic meta:table-count="1" meta:cell-count="73" meta:object-count="0"/>
  </office:meta>
</office:document-meta>
</file>